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21a97c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rsid="043ccc66" officeooo:paragraph-rsid="0c397b0b"/>
    </style:style>
    <style:style style:name="P84" style:family="paragraph" style:parent-style-name="Footnote">
      <style:text-properties officeooo:paragraph-rsid="0cfb8404"/>
    </style:style>
    <style:style style:name="P85" style:family="paragraph" style:parent-style-name="Footnote">
      <style:text-properties officeooo:paragraph-rsid="0d04dbb4"/>
    </style:style>
    <style:style style:name="P86" style:family="paragraph" style:parent-style-name="Footnote">
      <style:text-properties officeooo:paragraph-rsid="0d4c0055"/>
    </style:style>
    <style:style style:name="P87" style:family="paragraph" style:parent-style-name="Footnote">
      <style:text-properties officeooo:paragraph-rsid="0d5dc5cc"/>
    </style:style>
    <style:style style:name="P88" style:family="paragraph" style:parent-style-name="Footnote">
      <style:text-properties officeooo:paragraph-rsid="0d80b951"/>
    </style:style>
    <style:style style:name="P89" style:family="paragraph" style:parent-style-name="Footnote">
      <style:text-properties officeooo:paragraph-rsid="0d88b8d0"/>
    </style:style>
    <style:style style:name="P90" style:family="paragraph" style:parent-style-name="Footnote">
      <style:text-properties officeooo:paragraph-rsid="0db416b4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" fo:font-size="12pt" style:text-underline-style="none" officeooo:rsid="0d1f80e5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" fo:font-size="12pt" style:text-underline-style="none" officeooo:rsid="0d21a97c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" fo:font-size="12pt" style:text-underline-style="none" officeooo:rsid="0d2b3cbd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" fo:font-size="12pt" style:text-underline-style="none" officeooo:rsid="0d2ecc1a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6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style:text-position="super 58%" style:font-name="Ubuntu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style:text-line-through-style="none" style:text-line-through-type="none" fo:font-size="12pt" fo:language="nl" fo:country="NL" fo:font-style="normal" fo:font-weight="normal" officeooo:rsid="0dc03bf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text-line-through-style="none" style:text-line-through-type="none" fo:font-size="12pt" fo:language="nl" fo:country="NL" fo:font-style="normal" fo:font-weight="normal" officeooo:rsid="0dc0884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6" style:family="text">
      <style:text-properties fo:color="#000000" style:text-line-through-style="none" style:text-line-through-type="none" fo:font-size="12pt" fo:language="nl" fo:country="NL" fo:font-style="normal" fo:font-weight="normal" officeooo:rsid="0dc2e90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7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style:font-name="Ubuntu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8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9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2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4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45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46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47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48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49" style:family="text">
      <style:text-properties fo:color="#000000" style:font-name="Ubuntu" fo:font-size="12pt" style:text-underline-style="none" officeooo:rsid="0d11a406" style:font-size-asian="12pt" style:font-size-complex="12pt"/>
    </style:style>
    <style:style style:name="T350" style:family="text">
      <style:text-properties fo:color="#000000" style:font-name="Ubuntu" fo:font-size="12pt" style:text-underline-style="none" officeooo:rsid="0bfb9903" style:font-size-asian="12pt" style:font-size-complex="12pt"/>
    </style:style>
    <style:style style:name="T351" style:family="text">
      <style:text-properties fo:color="#000000" style:font-name="Ubuntu" fo:font-size="12pt" style:text-underline-style="none" officeooo:rsid="0bd29e9a" style:font-size-asian="12pt" style:font-size-complex="12pt"/>
    </style:style>
    <style:style style:name="T352" style:family="text">
      <style:text-properties fo:color="#000000" style:font-name="Ubuntu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3" style:family="text">
      <style:text-properties fo:color="#000000" style:font-name="Ubuntu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4" style:family="text">
      <style:text-properties fo:color="#000000" style:font-name="Ubuntu" fo:font-size="12pt" style:font-size-asian="12pt" style:font-size-complex="12pt"/>
    </style:style>
    <style:style style:name="T355" style:family="text">
      <style:text-properties fo:color="#000000" style:font-name="Ubuntu" fo:font-size="12pt" officeooo:rsid="004804ae" style:font-size-asian="12pt" style:font-size-complex="12pt"/>
    </style:style>
    <style:style style:name="T356" style:family="text">
      <style:text-properties fo:color="#000000" style:font-name="Ubuntu" fo:font-size="12pt" officeooo:rsid="0d21a97c" style:font-size-asian="12pt" style:font-size-complex="12pt"/>
    </style:style>
    <style:style style:name="T357" style:family="text">
      <style:text-properties fo:color="#000000" style:font-name="Ubuntu" fo:font-size="12pt" officeooo:rsid="0d2ecc1a" style:font-size-asian="12pt" style:font-size-complex="12pt"/>
    </style:style>
    <style:style style:name="T358" style:family="text">
      <style:text-properties fo:color="#000000" style:text-underline-style="none" officeooo:rsid="0bd0b23f" style:font-size-asian="12pt" style:font-size-complex="12pt"/>
    </style:style>
    <style:style style:name="T359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0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1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style:font-name="Ubuntu3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style:font-name="Ubuntu3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74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75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6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7" style:family="text">
      <style:text-properties style:use-window-font-color="true"/>
    </style:style>
    <style:style style:name="T37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2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3" style:family="text">
      <style:text-properties style:use-window-font-color="true" style:text-line-through-style="none" style:text-line-through-type="none" style:text-position="super 58%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4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style:font-name="Ubuntu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style:font-name="Ubuntu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style:font-name="Ubuntu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font-name="Ubuntu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9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font-name="Ubuntu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5" style:family="text">
      <style:text-properties style:use-window-font-color="true" style:font-name="Ubuntu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6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07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08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09" style:family="text">
      <style:text-properties style:use-window-font-color="true" officeooo:rsid="047da547"/>
    </style:style>
    <style:style style:name="T410" style:family="text">
      <style:text-properties style:use-window-font-color="true" style:text-position="super 58%" style:font-name="Ubuntu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1" style:family="text">
      <style:text-properties fo:font-size="12pt" style:font-size-asian="12pt" style:font-size-complex="12pt"/>
    </style:style>
    <style:style style:name="T412" style:family="text">
      <style:text-properties fo:font-size="12pt" officeooo:rsid="02eddb5a" style:font-size-asian="12pt" style:font-size-complex="12pt"/>
    </style:style>
    <style:style style:name="T413" style:family="text">
      <style:text-properties fo:font-size="12pt" officeooo:rsid="064c9632" style:font-size-asian="12pt" style:font-size-complex="12pt"/>
    </style:style>
    <style:style style:name="T414" style:family="text">
      <style:text-properties officeooo:rsid="047fb57c"/>
    </style:style>
    <style:style style:name="T415" style:family="text">
      <style:text-properties officeooo:rsid="047da547"/>
    </style:style>
    <style:style style:name="T416" style:family="text">
      <style:text-properties officeooo:rsid="01657261" style:font-size-asian="12pt" style:font-size-complex="12pt"/>
    </style:style>
    <style:style style:name="T417" style:family="text">
      <style:text-properties officeooo:rsid="04473353"/>
    </style:style>
    <style:style style:name="T418" style:family="text">
      <style:text-properties fo:font-weight="normal" style:font-weight-asian="normal" style:font-weight-complex="normal"/>
    </style:style>
    <style:style style:name="T419" style:family="text">
      <style:text-properties officeooo:rsid="06049971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officeooo:rsid="06049971" style:font-weight-asian="bold" style:font-weight-complex="bold"/>
    </style:style>
    <style:style style:name="T422" style:family="text">
      <style:text-properties officeooo:rsid="0594b105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officeooo:rsid="06049971" style:font-style-asian="italic" style:font-style-complex="italic"/>
    </style:style>
    <style:style style:name="T425" style:family="text">
      <style:text-properties officeooo:rsid="0aace3cd"/>
    </style:style>
    <style:style style:name="T426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27" style:family="text">
      <style:text-properties fo:font-size="10pt" officeooo:rsid="06049971" style:font-size-asian="10pt" style:font-size-complex="10pt"/>
    </style:style>
    <style:style style:name="T428" style:family="text">
      <style:text-properties fo:font-size="10pt" officeooo:rsid="0d7d740a" style:font-size-asian="10pt" style:font-size-complex="10pt"/>
    </style:style>
    <style:style style:name="T429" style:family="text">
      <style:text-properties officeooo:rsid="0394a435"/>
    </style:style>
    <style:style style:name="T430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1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5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36" style:family="text">
      <style:text-properties officeooo:rsid="0b668458"/>
    </style:style>
    <style:style style:name="T437" style:family="text">
      <style:text-properties officeooo:rsid="0c125172"/>
    </style:style>
    <style:style style:name="T438" style:family="text">
      <style:text-properties officeooo:rsid="0d2d19da"/>
    </style:style>
    <style:style style:name="T439" style:family="text">
      <style:text-properties officeooo:rsid="0d3bc5c4"/>
    </style:style>
    <style:style style:name="T440" style:family="text">
      <style:text-properties officeooo:rsid="0d3fc4ec"/>
    </style:style>
    <style:style style:name="T441" style:family="text">
      <style:text-properties officeooo:rsid="0d4b2054"/>
    </style:style>
    <style:style style:name="T442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3" style:family="text">
      <style:text-properties officeooo:rsid="0d781c5d"/>
    </style:style>
    <style:style style:name="T444" style:family="text">
      <style:text-properties officeooo:rsid="0d7d740a"/>
    </style:style>
    <style:style style:name="T445" style:family="text">
      <style:text-properties officeooo:rsid="0d87d73f"/>
    </style:style>
    <style:style style:name="T446" style:family="text">
      <style:text-properties officeooo:rsid="0d88b8d0"/>
    </style:style>
    <style:style style:name="T447" style:family="text">
      <style:text-properties fo:font-style="normal" style:font-style-asian="normal" style:font-style-complex="normal"/>
    </style:style>
    <style:style style:name="T448" style:family="text">
      <style:text-properties officeooo:rsid="0db2fd57"/>
    </style:style>
    <style:style style:name="T449" style:family="text">
      <style:text-properties officeooo:rsid="0db4d737"/>
    </style:style>
    <style:style style:name="T450" style:family="text">
      <style:text-properties officeooo:rsid="0db5d4ba"/>
    </style:style>
    <style:style style:name="T451" style:family="text">
      <style:text-properties officeooo:rsid="0db5fe7f"/>
    </style:style>
    <style:style style:name="T452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Strong_20_Emphasis"><text:span text:style-name="T322">C</text:span></text:span><text:span text:style-name="Strong_20_Emphasis"><text:span text:style-name="T317">hecklist voor </text:span></text:span><text:span text:style-name="Strong_20_Emphasis"><text:span text:style-name="T327">de installatie</text:span></text:span><text:span text:style-name="Strong_20_Emphasis"><text:span text:style-name="T317"> van </text:span></text:span><text:reference-mark-start text:name="Distributie"/><text:span text:style-name="Strong_20_Emphasis"><text:span text:style-name="T328">Debian</text:span></text:span><text:reference-mark-end text:name="Distributie"/><text:span text:style-name="Strong_20_Emphasis"><text:span text:style-name="T320"> </text:span></text:span><text:reference-mark-start text:name="Versie"/><text:span text:style-name="Strong_20_Emphasis"><text:span text:style-name="T328">1</text:span></text:span><text:span text:style-name="Strong_20_Emphasis"><text:span text:style-name="T326">0</text:span></text:span><text:span text:style-name="Strong_20_Emphasis"><text:span text:style-name="T325"> LTS</text:span></text:span><text:reference-mark-end text:name="Versie"/><text:span text:style-name="Strong_20_Emphasis"><text:span text:style-name="T318"><text:note text:id="ftn1" text:note-class="footnote"><text:note-citation>1</text:note-citation><text:note-body><text:p text:style-name="P85"><text:span text:style-name="T429">Deze versie heeft codenaam </text:span><text:span text:style-name="T364">B</text:span><text:span text:style-name="T436">uster </text:span><text:span text:style-name="T437">(buster)</text:span><text:span text:style-name="T436"> </text:span><text:span text:style-name="T365">en is een zogenaamde LTS-versie <text:line-break/>(Long-Term Support, langetermijnondersteuning). <text:s/></text:span><text:span text:style-name="T366">Deze</text:span><text:span text:style-name="T365"> LTS-versie versch</text:span><text:span text:style-name="T366">een</text:span><text:span text:style-name="T365"> <text:line-break/>in </text:span><text:span text:style-name="T366">juli</text:span><text:span text:style-name="T365"> 20</text:span><text:span text:style-name="T366">19</text:span><text:span text:style-name="T365"> en wordt vanaf vrijgave 5 jaar ondersteund</text:span><text:span text:style-name="T367"> </text:span><text:span text:style-name="T365">(</text:span><text:span text:style-name="T368">updates </text:span><text:span text:style-name="T365">tot </text:span><text:span text:style-name="T366">juli </text:span><text:span text:style-name="T365">202</text:span><text:span text:style-name="T366">4</text:span><text:span text:style-name="T367">)</text:span><text:span text:style-name="T369">.</text:span></text:p></text:note-body></text:note></text:span></text:span><text:span text:style-name="Strong_20_Emphasis"><text:span text:style-name="T318"> </text:span></text:span><text:reference-mark-start text:name="Editie"/><text:span text:style-name="Strong_20_Emphasis"><text:span text:style-name="T319">desktop</text:span></text:span><text:reference-mark-end text:name="Editie"/><text:span text:style-name="Strong_20_Emphasis"><text:span text:style-name="T321">.</text:span></text:span></text:p>
      <text:p text:style-name="P13"/>
      <text:p text:style-name="P31"><text:span text:style-name="T18">Kijk op</text:span><text:span text:style-name="T317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7"> </text:span><text:span text:style-name="T378">voor</text:span><text:span text:style-name="T379"> </text:span><text:span text:style-name="T380">deze en andere </text:span><text:span text:style-name="T19">checklists, scripts, en overige bestanden.</text:span></text:p>
      <text:p text:style-name="P24"/>
      <text:p text:style-name="P55"><text:span text:style-name="T195">D</text:span><text:span text:style-name="T194">it is een invulbare PD</text:span><text:span text:style-name="T196">F</text:span><text:span text:style-name="T194"> met tekst- en keuzevakken; </text:span><text:span text:style-name="T197">a</text:span><text:span text:style-name="T194">fdrukken is niet noodzakelijk.</text:span></text:p>
      <text:p text:style-name="P14"/>
      <text:p text:style-name="P14"/>
      <text:p text:style-name="P14">V<text:span text:style-name="T414">ul de waarden in het tekstvak achter de </text:span><text:span text:style-name="Definition"><text:span text:style-name="T415">schuingedrukte</text:span></text:span> <text:span text:style-name="T415">woorden </text:span><text:span text:style-name="T409">(zie toelichting)</text:span><text:span text:style-name="T415">:</text:span></text:p>
      <text:p text:style-name="P4"><text:span text:style-name="Definition"><text:span text:style-name="T385">g</text:span></text:span><text:span text:style-name="Definition"><text:span text:style-name="T384">ebruiker</text:span></text:span><text:span text:style-name="Definition"><text:span text:style-name="T386"><text:tab/><text:tab/></text:span></text:span><text:span text:style-name="Definition"><text:span text:style-name="T377"> <text:tab/><text:tab/></text:span></text:span><text:span text:style-name="T387"><draw:control text:anchor-type="as-char" svg:y="-0.429cm" draw:z-index="35" draw:name="Gebruiker" draw:style-name="gr2" draw:text-style-name="P98" svg:width="6.061cm" svg:height="0.6cm" draw:control="control36"><svg:title>Gebruiker</svg:title><svg:desc>Volledige naam, bijv. Jan Stek</svg:desc></draw:control></text:span><text:span text:style-name="T387"><text:tab/></text:span><text:span text:style-name="T388">(</text:span><text:span text:style-name="T406">volledige naam, bijv. </text:span><text:span text:style-name="T408">Karel Kamer</text:span><text:span text:style-name="T407">)</text:span></text:p>
      <text:p text:style-name="Standard"><text:span text:style-name="Definition"><text:span text:style-name="T385">g</text:span></text:span><text:span text:style-name="Definition"><text:span text:style-name="T384">ebruikersnaam<text:tab/><text:tab/></text:span></text:span><text:span text:style-name="Definition"><text:span text:style-name="T384"><draw:control text:anchor-type="as-char" svg:y="-0.429cm" draw:z-index="36" draw:name="Gberuikersnaam" draw:style-name="gr2" draw:text-style-name="P98" svg:width="6.061cm" svg:height="0.6cm" draw:control="control37"><svg:title>Gebruikersnaam</svg:title><svg:desc>Korte naam, bijv. jan</svg:desc></draw:control></text:span></text:span><text:span text:style-name="Definition"><text:span text:style-name="T384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00">c</text:span></text:span><text:span text:style-name="Definition"><text:span text:style-name="T399">omputernaam<text:tab/><text:tab/></text:span></text:span><text:span text:style-name="Definition"><text:span text:style-name="T387"><draw:control text:anchor-type="as-char" svg:y="-0.429cm" draw:z-index="37" draw:name="Computernaam" draw:style-name="gr2" draw:text-style-name="P98" svg:width="6.061cm" svg:height="0.6cm" draw:control="control38"><svg:title>Computernaam</svg:title><svg:desc>Unieke naam van de computer</svg:desc></draw:control></text:span></text:span><text:span text:style-name="Definition"><text:span text:style-name="T387"><text:tab/></text:span></text:span><text:span text:style-name="Definition"><text:span text:style-name="T391">(</text:span></text:span><text:span text:style-name="Definition"><text:span text:style-name="T389">unieke naam van de compute</text:span></text:span><text:span text:style-name="Definition"><text:span text:style-name="T390">r</text:span></text:span><text:span text:style-name="Definition"><text:span text:style-name="T391">)</text:span></text:span></text:p>
      <text:p text:style-name="P3"><text:span text:style-name="Definition"><text:span text:style-name="T385">o</text:span></text:span><text:span text:style-name="Definition"><text:span text:style-name="T384">pstartmenu</text:span></text:span><text:span text:style-name="Definition"><text:span text:style-name="T387"><text:tab/><text:tab/><text:tab/></text:span></text:span><text:span text:style-name="Definition"><text:span text:style-name="T387"><draw:control text:anchor-type="as-char" svg:y="-0.429cm" draw:z-index="38" draw:name="Opstartmenu" draw:style-name="gr2" draw:text-style-name="P98" svg:width="6.061cm" svg:height="0.6cm" draw:control="control39"><svg:title>Opstartmenu</svg:title><svg:desc>Toets voor het opstartmenu ("bootmenu")</svg:desc></draw:control></text:span></text:span><text:span text:style-name="Definition"><text:span text:style-name="T387"><text:tab/></text:span></text:span><text:span text:style-name="Definition"><text:span text:style-name="T391">(</text:span></text:span><text:span text:style-name="Definition"><text:span text:style-name="T389">to</text:span></text:span><text:span text:style-name="Definition"><text:span text:style-name="T396">ets voor het opstartmedium</text:span></text:span><text:span text:style-name="Definition"><text:span text:style-name="T397">)</text:span></text:span></text:p>
      <text:p text:style-name="P3"><text:span text:style-name="Definition"><text:span text:style-name="T401">i</text:span></text:span><text:span text:style-name="Definition"><text:span text:style-name="T402">nstellingen</text:span></text:span><text:span text:style-name="T391"><text:tab/> <text:tab/><text:tab/></text:span><text:span text:style-name="T391"><draw:control text:anchor-type="as-char" svg:y="-0.429cm" draw:z-index="34" draw:name="Instellingen" draw:style-name="gr2" draw:text-style-name="P98" svg:width="6.061cm" svg:height="0.6cm" draw:control="control35"><svg:title>Instellingen</svg:title><svg:desc>Toets voor het BIOS/UEFI-scherm ("setup")</svg:desc></draw:control></text:span><text:span text:style-name="T391"><text:tab/>(</text:span><text:span text:style-name="T389">toets voor het BIOS/UEFI-scherm</text:span><text:span text:style-name="T391">)</text:span></text:p>
      <text:p text:style-name="P6"><text:span text:style-name="Definition"><text:span text:style-name="T381">2</text:span></text:span><text:span text:style-name="Definition"><text:span text:style-name="T383">e </text:span></text:span><text:span text:style-name="Definition"><text:span text:style-name="T403">gebr</text:span></text:span><text:span text:style-name="Definition"><text:span text:style-name="T381">uiker </text:span></text:span><text:span text:style-name="Definition"><text:span text:style-name="T382">(evt.)</text:span></text:span><text:span text:style-name="T391"><text:tab/></text:span><text:span text:style-name="T391"><draw:control text:anchor-type="as-char" svg:y="-0.429cm" draw:z-index="40" draw:name="Instellingen_0" draw:style-name="gr2" draw:text-style-name="P98" svg:width="6.061cm" svg:height="0.6cm" draw:control="control41"><svg:title>Instellingen</svg:title><svg:desc>Toets voor het BIOS/UEFI-scherm ("setup")</svg:desc></draw:control></text:span><text:span text:style-name="T391"><text:tab/>(volledige naam </text:span><text:span text:style-name="T394">evt. </text:span><text:span text:style-name="T398">2</text:span><text:span text:style-name="T410">e</text:span><text:span text:style-name="T398"> </text:span><text:span text:style-name="T391">gebruiker)</text:span></text:p>
      <text:p text:style-name="P6"><text:span text:style-name="Definition"><text:span text:style-name="T381">2</text:span></text:span><text:span text:style-name="Definition"><text:span text:style-name="T383">e</text:span></text:span><text:span text:style-name="Definition"><text:span text:style-name="T381"> </text:span></text:span><text:span text:style-name="Definition"><text:span text:style-name="T404">g</text:span></text:span><text:span text:style-name="Definition"><text:span text:style-name="T405">ebruikersnaam</text:span></text:span><text:span text:style-name="T391"><text:tab/></text:span><text:span text:style-name="T391"><draw:control text:anchor-type="as-char" svg:y="-0.429cm" draw:z-index="39" draw:name="Instellingen_1" draw:style-name="gr2" draw:text-style-name="P98" svg:width="6.061cm" svg:height="0.6cm" draw:control="control40"><svg:title>Instellingen</svg:title><svg:desc>Toets voor het BIOS/UEFI-scherm ("setup")</svg:desc></draw:control></text:span><text:span text:style-name="T391"><text:tab/>(</text:span><text:span text:style-name="T389">korte naam </text:span><text:span text:style-name="T394">ev</text:span><text:span text:style-name="T395">entuele</text:span><text:span text:style-name="T394"> </text:span><text:span text:style-name="T398">2</text:span><text:span text:style-name="T410">e</text:span><text:span text:style-name="T398"> </text:span><text:span text:style-name="T392">gebr</text:span><text:span text:style-name="T393">uiker</text:span><text:span text:style-name="T391">)</text:span></text:p>
      <text:p text:style-name="P5"><text:span text:style-name="T335">Vervang </text:span><text:span text:style-name="Definition"><text:span text:style-name="T15">schuingedrukte</text:span></text:span><text:span text:style-name="T335"> </text:span><text:span text:style-name="T336">woorden </text:span><text:span text:style-name="T335">in deze checklist door </text:span><text:span text:style-name="T336">boven</text:span><text:span text:style-name="T335">staande waarden.</text:span></text:p>
      <text:p text:style-name="P15"/>
      <text:p text:style-name="P2"><text:span text:style-name="Strong_20_Emphasis"><text:span text:style-name="T330"/></text:span></text:p>
      <text:p text:style-name="P34"><text:span text:style-name="Strong_20_Emphasis"><text:span text:style-name="T137"><draw:control text:anchor-type="as-char" draw:z-index="0" draw:name="Vorm1" draw:style-name="gr1" draw:text-style-name="P97" svg:width="0.35cm" svg:height="0.35cm" draw:control="control1"/></text:span></text:span><text:span text:style-name="Strong_20_Emphasis"><text:span text:style-name="T137"><text:s/><text:tab/></text:span></text:span><text:span text:style-name="T331">Nog niet op Linux?<text:tab/></text:span><text:span text:style-name="T359"></text:span><text:span text:style-name="T337"> </text:span><text:span text:style-name="T338">G</text:span><text:span text:style-name="T332">ebruik </text:span><text:span text:style-name="Strong_20_Emphasis"><text:span text:style-name="T374">Checklist migratie</text:span></text:span><text:span text:style-name="T33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33"> onder </text:span><text:span text:style-name="T343">Linux</text:span><text:span text:style-name="T334">.</text:span></text:p>
      <text:p text:style-name="P48"><text:span text:style-name="Strong_20_Emphasis"><text:span text:style-name="T137"><draw:control text:anchor-type="as-char" draw:z-index="33" draw:name="Vorm2" draw:style-name="gr1" draw:text-style-name="P97" svg:width="0.35cm" svg:height="0.35cm" draw:control="control34"/></text:span></text:span><text:span text:style-name="Strong_20_Emphasis"><text:span text:style-name="T137"><text:s/><text:tab/></text:span></text:span><text:span text:style-name="T339">Nieuwe installatie?<text:tab/></text:span><text:span text:style-name="T360"></text:span><text:span text:style-name="T342"><text:tab/></text:span><text:span text:style-name="T341">B</text:span><text:span text:style-name="T339">egin bij hoofdstuk </text:span><text:span text:style-name="T339"><text:bookmark-ref text:reference-format="page" text:ref-name="__RefNumPara__4009_1271708128">2</text:bookmark-ref></text:span><text:span text:style-name="T339"><text:s text:c="2"/></text:span><text:span text:style-name="T340"><text:bookmark-ref text:reference-format="text" text:ref-name="__RefNumPara__4009_1271708128">Installatie uitvoeren</text:bookmark-ref></text:span><text:span text:style-name="T340">.</text:span></text:p>
      <text:p text:style-name="P1"><text:span text:style-name="Strong_20_Emphasis"><text:span text:style-name="T329"/></text:span></text:p>
      <text:list xml:id="list1165931366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" draw:name="Vorm3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5">.</text:span></text:span></text:p>
          </table:table-cell>
        </table:table-row>
        <table:table-row table:style-name="TableLine94282377559792">
          <table:table-cell table:style-name="_31_._5f_Installatie_5f_voorbereiden.A1" office:value-type="string">
            <text:p text:style-name="P36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282377596912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2" draw:name="Vorm4" draw:style-name="gr1" draw:text-style-name="P97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2" text:note-class="footnote"><text:note-citation>2</text:note-citation><text:note-body><text:p text:style-name="P87"><text:span text:style-name="T361">De </text:span><text:span text:style-name="T373">Super</text:span><text:span text:style-name="T361">-toets is de Windows</text:span><text:span text:style-name="T362">-</text:span><text:span text:style-name="T363">toets</text:span><text:span text:style-name="T361">, </text:span><text:span text:style-name="T362">C</text:span><text:span text:style-name="T361">ommand-</text:span><text:span text:style-name="T363">toets</text:span><text:span text:style-name="T361">, of </text:span><text:span text:style-name="T362">V</text:span><text:span text:style-name="T361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87">.</text:span></text:span><text:span text:style-name="Strong_20_Emphasis"><text:span text:style-name="T112"> </text:span></text:span></text:p>
          </table:table-cell>
        </table:table-row>
        <table:table-row table:style-name="TableLine94282377558112">
          <table:table-cell table:style-name="_31_._5f_Installatie_5f_voorberei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4" draw:name="Vorm4_3" draw:style-name="gr1" draw:text-style-name="P97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52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5">z</text:span></text:span><text:span text:style-name="Strong_20_Emphasis"><text:span text:style-name="T112">e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/text:p>
            <text:p text:style-name="P81"><text:span text:style-name="User_20_Entry"><text:span text:style-name="T310">wget karelzimmer.nl/</text:span></text:span><text:span text:style-name="User_20_Entry"><text:span text:style-name="T316">s</text:span></text:span><text:span text:style-name="User_20_Entry"><text:span text:style-name="T310"><text:line-break/>bash </text:span></text:span><text:span text:style-name="User_20_Entry"><text:span text:style-name="T316">s</text:span></text:span></text:p>
            <text:p text:style-name="P78"><text:span text:style-name="User_20_Entry"><text:span text:style-name="T312">exit</text:span></text:span></text:p>
          </table:table-cell>
        </table:table-row>
        <table:table-row table:style-name="TableLine94282377603136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282377603712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2" draw:name="Vorm6" draw:style-name="gr1" draw:text-style-name="P9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Bereid de installatie voor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9">Super</text:span></text:span><text:span text:style-name="Strong_20_Emphasis"><text:span text:style-name="T97">-toets</text:span></text:span><text:span text:style-name="Strong_20_Emphasis"><text:span text:style-name="T306"><text:note-ref text:note-class="footnote" text:reference-format="text" text:ref-name="ftn2">2</text:note-ref></text:span></text:span><text:span text:style-name="Strong_20_Emphasis"><text:span text:style-name="T73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4">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97">.</text:span></text:span></text:p>
          </table:table-cell>
        </table:table-row>
        <table:table-row table:style-name="TableLine94282377611104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3" draw:name="Vorm7" draw:style-name="gr1" draw:text-style-name="P9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2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3">1</text:span></text:span><text:span text:style-name="Strong_20_Emphasis"><text:span text:style-name="T279"> - </text:span></text:span><text:span text:style-name="Strong_20_Emphasis"><text:span text:style-name="T280">In</text:span></text:span><text:span text:style-name="Strong_20_Emphasis"><text:span text:style-name="T286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282377530976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" draw:name="Vorm8" draw:style-name="gr1" draw:text-style-name="P9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1">Volg de aanwijzingen op het scherm.</text:span></text:span></text:p>
          </table:table-cell>
        </table:table-row>
      </table:table>
      <text:p text:style-name="P28"/>
      <text:list xml:id="list180050487404452"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8237756115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5" draw:name="Vorm9" draw:style-name="gr1" draw:text-style-name="P9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2"><text:span text:style-name="T354">Start de computer op vanaf </text:span><text:span text:style-name="T355">een </text:span><text:span text:style-name="T355"><text:reference-ref text:reference-format="text" text:ref-name="Distributie">Debian</text:reference-ref></text:span><text:span text:style-name="T355"><text:s/></text:span><text:span text:style-name="T357">(</text:span><text:span text:style-name="T356">Live</text:span><text:span text:style-name="T204"><text:note text:id="ftn3" text:note-class="footnote"><text:note-citation>1</text:note-citation><text:note-body><text:p text:style-name="P82"><text:span text:style-name="T417">Vanaf ee</text:span>n Live <text:span text:style-name="T425">USB-stick of </text:span><text:span text:style-name="T370">CD</text:span><text:span text:style-name="T6"> </text:span>kunt <text:span text:style-name="T417">u opstarten en</text:span> met <text:reference-ref text:reference-format="text" text:ref-name="Distributie">Debian</text:reference-ref><text:s/>werken zonder deze te installeren.</text:p></text:note-body></text:note></text:span><text:span text:style-name="T206">)</text:span><text:span text:style-name="T356"> 10</text:span><text:span text:style-name="T199"> </text:span><text:span text:style-name="T203">GNOME</text:span><text:span text:style-name="T199"> </text:span><text:span text:style-name="T202">USB-stick</text:span><text:span text:style-name="T202"><text:note text:id="ftn4" text:note-class="footnote"><text:note-citation>2</text:note-citation><text:note-body><text:p text:style-name="P89">Downloa<text:span text:style-name="T443">d</text:span><text:span text:style-name="T439"> </text:span><text:span text:style-name="T372">e</text:span><text:span text:style-name="T446">e</text:span><text:span text:style-name="T448">n</text:span><text:span text:style-name="T446"> </text:span><text:span text:style-name="T443">Netwerk installer </text:span><text:span text:style-name="T439">CD</text:span><text:span text:style-name="T443"> vanaf</text:span><text:span text:style-name="Strong_20_Emphasis"><text:span text:style-name="T211"> </text:span></text:span><text:a xlink:type="simple" xlink:href="https://debian.org/" text:style-name="Internet_20_link" text:visited-style-name="Visited_20_Internet_20_Link"><text:span text:style-name="Internet_20_link"><text:span text:style-name="T375">debian.org</text:span></text:span></text:a><text:span text:style-name="Strong_20_Emphasis"><text:span text:style-name="T212"> </text:span></text:span><text:span text:style-name="Strong_20_Emphasis"><text:span text:style-name="T214">(klik op de knop </text:span></text:span><text:span text:style-name="Strong_20_Emphasis"><text:span text:style-name="T241">Download</text:span></text:span><text:span text:style-name="Strong_20_Emphasis"><text:span text:style-name="T214">) </text:span></text:span><text:span text:style-name="Strong_20_Emphasis"><text:span text:style-name="T213">of <text:line-break/></text:span></text:span><text:span text:style-name="Strong_20_Emphasis"><text:span text:style-name="T228">download </text:span></text:span><text:span text:style-name="Strong_20_Emphasis"><text:span text:style-name="T238">e</text:span></text:span><text:span text:style-name="Strong_20_Emphasis"><text:span text:style-name="T229">e</text:span></text:span><text:span text:style-name="Strong_20_Emphasis"><text:span text:style-name="T233">n</text:span></text:span><text:span text:style-name="Strong_20_Emphasis"><text:span text:style-name="T229"> </text:span></text:span><text:span text:style-name="T438">Live CD </text:span><text:span text:style-name="T443">vanaf</text:span><text:span text:style-name="Strong_20_Emphasis"><text:span text:style-name="T208"> </text:span></text:span><text:a xlink:type="simple" xlink:href="https://debian.org/CD/live/" text:style-name="Internet_20_link" text:visited-style-name="Visited_20_Internet_20_Link"><text:span text:style-name="Internet_20_link"><text:span text:style-name="T376">debian.org/CD/live</text:span></text:span></text:a><text:span text:style-name="Strong_20_Emphasis"><text:span text:style-name="T212"> </text:span></text:span><text:span text:style-name="Strong_20_Emphasis"><text:span text:style-name="T221">(</text:span></text:span><text:span text:style-name="Strong_20_Emphasis"><text:span text:style-name="T231">kies </text:span></text:span><text:span text:style-name="Strong_20_Emphasis"><text:span text:style-name="T221">debian-</text:span></text:span><text:span text:style-name="Strong_20_Emphasis"><text:span text:style-name="T227">live-</text:span></text:span><text:span text:style-name="Strong_20_Emphasis"><text:span text:style-name="T221">...-gnome.iso), </text:span></text:span><text:span text:style-name="Strong_20_Emphasis"><text:span text:style-name="T229">of</text:span></text:span></text:p><text:p text:style-name="P90"><text:span text:style-name="Strong_20_Emphasis"><text:span text:style-name="T207"><text:tab/>dow</text:span></text:span><text:span text:style-name="Strong_20_Emphasis"><text:span text:style-name="T229">nload </text:span></text:span><text:span text:style-name="Strong_20_Emphasis"><text:span text:style-name="T238">e</text:span></text:span><text:span text:style-name="Strong_20_Emphasis"><text:span text:style-name="T232">e</text:span></text:span><text:span text:style-name="Strong_20_Emphasis"><text:span text:style-name="T233">n</text:span></text:span><text:span text:style-name="Strong_20_Emphasis"><text:span text:style-name="T245"> </text:span></text:span><text:span text:style-name="Strong_20_Emphasis"><text:span text:style-name="T229">Live CD </text:span></text:span><text:span text:style-name="Strong_20_Emphasis"><text:span text:style-name="T237">met</text:span></text:span><text:span text:style-name="Strong_20_Emphasis"><text:span text:style-name="T229"> firmwarebestanden</text:span></text:span><text:span text:style-name="Strong_20_Emphasis"><text:span text:style-name="T307"><text:note-ref text:note-class="footnote" text:reference-format="text" text:ref-name="ftn6">4</text:note-ref></text:span></text:span><text:span text:style-name="Strong_20_Emphasis"><text:span text:style-name="T309"> </text:span></text:span><text:span text:style-name="Strong_20_Emphasis"><text:span text:style-name="T229">(</text:span></text:span><text:span text:style-name="Strong_20_Emphasis"><text:span text:style-name="T234">kies </text:span></text:span><text:span text:style-name="Strong_20_Emphasis"><text:span text:style-name="T229">debian-</text:span></text:span><text:span text:style-name="Strong_20_Emphasis"><text:span text:style-name="T234">live-</text:span></text:span><text:span text:style-name="Strong_20_Emphasis"><text:span text:style-name="T221">...-gnome</text:span></text:span><text:span text:style-name="Strong_20_Emphasis"><text:span text:style-name="T229">+non-fre</text:span></text:span><text:span text:style-name="Strong_20_Emphasis"><text:span text:style-name="T230">e</text:span></text:span><text:span text:style-name="Strong_20_Emphasis"><text:span text:style-name="T229">.iso), </text:span></text:span><text:span text:style-name="Strong_20_Emphasis"><text:span text:style-name="T207">e</text:span></text:span><text:span text:style-name="Strong_20_Emphasis"><text:span text:style-name="T210">n</text:span></text:span></text:p><text:p text:style-name="P90"><text:span text:style-name="Strong_20_Emphasis"><text:span text:style-name="T210"><text:tab/></text:span></text:span>plaats een USB-stick <text:span text:style-name="T449">van </text:span>min<text:span text:style-name="T450">imaal</text:span> 4 GB.</text:p><text:p text:style-name="P86"><text:tab/><text:span text:style-name="Strong_20_Emphasis"><text:span text:style-name="T236">G</text:span></text:span><text:span text:style-name="Strong_20_Emphasis"><text:span text:style-name="T216">ebruik </text:span></text:span><text:span text:style-name="Strong_20_Emphasis"><text:span text:style-name="T217">het programma balenaEtche</text:span></text:span><text:span text:style-name="Strong_20_Emphasis"><text:span text:style-name="T218">r</text:span></text:span><text:span text:style-name="Strong_20_Emphasis"><text:span text:style-name="T217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442">etcher.io</text:span></text:span></text:a><text:span text:style-name="Strong_20_Emphasis"><text:span text:style-name="T219">) </text:span></text:span><text:span text:style-name="Strong_20_Emphasis"><text:span text:style-name="T226">om de CD naar de USB-stick te schrijven</text:span></text:span><text:span text:style-name="Strong_20_Emphasis"><text:span text:style-name="T219">; </text:span></text:span><text:span text:style-name="Strong_20_Emphasis"><text:span text:style-name="T217">balenaEtche</text:span></text:span><text:span text:style-name="Strong_20_Emphasis"><text:span text:style-name="T218">r</text:span></text:span><text:span text:style-name="Strong_20_Emphasis"><text:span text:style-name="T222"> is</text:span></text:span><text:span text:style-name="Strong_20_Emphasis"><text:span text:style-name="T219"> </text:span></text:span><text:span text:style-name="Strong_20_Emphasis"><text:span text:style-name="T215">beschikbaar voor </text:span></text:span><text:span text:style-name="Strong_20_Emphasis"><text:span text:style-name="T223">Windows, </text:span></text:span><text:span text:style-name="Strong_20_Emphasis"><text:span text:style-name="T224">OS X</text:span></text:span><text:span text:style-name="Strong_20_Emphasis"><text:span text:style-name="T217">, </text:span></text:span><text:span text:style-name="Strong_20_Emphasis"><text:span text:style-name="T219">en </text:span></text:span><text:span text:style-name="Strong_20_Emphasis"><text:span text:style-name="T225">GNU/</text:span></text:span><text:span text:style-name="Strong_20_Emphasis"><text:span text:style-name="T217">Linux</text:span></text:span><text:span text:style-name="Strong_20_Emphasis"><text:span text:style-name="T220">.</text:span></text:span></text:p></text:note-body></text:note></text:span><text:span text:style-name="T202"> </text:span><text:span text:style-name="T205">of</text:span><text:span text:style-name="T202"> </text:span><text:span text:style-name="T198">C</text:span><text:span text:style-name="T202">D</text:span><text:span text:style-name="T20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9">.</text:span></text:p>
            <text:p text:style-name="P38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416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16">instellingen</text:span></text:span><text:span text:style-name="T199">.</text:span></text:p>
          </table:table-cell>
        </table:table-row>
        <table:table-row table:style-name="TableLine9428237759008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6" draw:name="Vorm10" draw:style-name="gr1" draw:text-style-name="P9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5">K</text:span></text:span><text:span text:style-name="Strong_20_Emphasis"><text:span text:style-name="T124">ies </text:span></text:span><text:span text:style-name="Strong_20_Emphasis"><text:span text:style-name="T187">Graphical </text:span></text:span><text:span text:style-name="Strong_20_Emphasis"><text:span text:style-name="T188">Debian Installer</text:span></text:span><text:span text:style-name="Strong_20_Emphasis"><text:span text:style-name="T124"> </text:span></text:span><text:span text:style-name="Strong_20_Emphasis"><text:span text:style-name="T123">en druk op de </text:span></text:span><text:span text:style-name="Strong_20_Emphasis"><text:span text:style-name="T235">Enter</text:span></text:span><text:span text:style-name="Strong_20_Emphasis"><text:span text:style-name="T123">-toets.</text:span></text:span></text:p>
          </table:table-cell>
        </table:table-row>
        <table:table-row table:style-name="TableLine9428237750995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7" draw:name="Vorm11" draw:style-name="gr1" draw:text-style-name="P9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0">Op het </text:span></text:span><text:span text:style-name="Strong_20_Emphasis"><text:span text:style-name="T34">scherm </text:span></text:span><text:span text:style-name="Strong_20_Emphasis"><text:span text:style-name="T295">S</text:span></text:span><text:span text:style-name="Strong_20_Emphasis"><text:span text:style-name="T248">elect a language</text:span></text:span><text:span text:style-name="Strong_20_Emphasis"><text:span text:style-name="T35"> </text:span></text:span><text:span text:style-name="Strong_20_Emphasis"><text:span text:style-name="T30">kies </text:span></text:span><text:span text:style-name="Strong_20_Emphasis"><text:span text:style-name="T161">Dutch</text:span></text:span><text:span text:style-name="Strong_20_Emphasis"><text:span text:style-name="T30"> en klik op</text:span></text:span><text:span text:style-name="Strong_20_Emphasis"><text:span text:style-name="T26"> </text:span></text:span><text:span text:style-name="Strong_20_Emphasis"><text:span text:style-name="T161">Continue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282377950224">
          <table:table-cell table:style-name="_32_._5f_Installatie_5f_uitvoeren.A1" office:value-type="string">
            <text:p text:style-name="P49"><text:span text:style-name="Strong_20_Emphasis"><text:span text:style-name="T99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6">V</text:span></text:span><text:span text:style-name="Strong_20_Emphasis"><text:span text:style-name="T135">olg de aanwijzingen </text:span></text:span><text:span text:style-name="Strong_20_Emphasis"><text:span text:style-name="T136">op ieder scherm </text:span></text:span><text:span text:style-name="Strong_20_Emphasis"><text:span text:style-name="T135">en klik op</text:span></text:span><text:span text:style-name="Strong_20_Emphasis"><text:span text:style-name="T158"> </text:span></text:span><text:span text:style-name="Strong_20_Emphasis"><text:span text:style-name="T292">Volgende.</text:span></text:span></text:p>
          </table:table-cell>
        </table:table-row>
        <table:table-row table:style-name="TableLine94282377950480">
          <table:table-cell table:style-name="_32_._5f_Installatie_5f_uitvoeren.A1" office:value-type="string">
            <text:p text:style-name="P74"><text:span text:style-name="Strong_20_Emphasis"><text:span text:style-name="T99"><text:s/></text:span></text:span><text:span text:style-name="Strong_20_Emphasis"><text:span text:style-name="T138"><draw:control text:anchor-type="as-char" draw:z-index="49" draw:name="Vorm13_1" draw:style-name="gr1" draw:text-style-name="P97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0">O</text:span></text:span><text:span text:style-name="Strong_20_Emphasis"><text:span text:style-name="T151">p </text:span></text:span><text:span text:style-name="Strong_20_Emphasis"><text:span text:style-name="T152">het </text:span></text:span><text:span text:style-name="Strong_20_Emphasis"><text:span text:style-name="T153">scherm </text:span></text:span><text:span text:style-name="Strong_20_Emphasis"><text:span text:style-name="T297">H</text:span></text:span><text:span text:style-name="Strong_20_Emphasis"><text:span text:style-name="T256">et t</text:span></text:span><text:span text:style-name="Strong_20_Emphasis"><text:span text:style-name="T255">oetsenbord </text:span></text:span><text:span text:style-name="Strong_20_Emphasis"><text:span text:style-name="T256">configureren</text:span></text:span><text:span text:style-name="Strong_20_Emphasis"><text:span text:style-name="T153"> </text:span></text:span><text:span text:style-name="Strong_20_Emphasis"><text:span text:style-name="T154">controleer </text:span></text:span><text:span text:style-name="Strong_20_Emphasis"><text:span text:style-name="T155">de </text:span></text:span><text:span text:style-name="Strong_20_Emphasis"><text:span text:style-name="T154">toetsenbordindeling </text:span></text:span><text:span text:style-name="Strong_20_Emphasis"><text:span text:style-name="T156">en </text:span></text:span><text:span text:style-name="Strong_20_Emphasis"><text:span text:style-name="T150">klik </text:span></text:span><text:span text:style-name="Strong_20_Emphasis"><text:span text:style-name="T153">op</text:span></text:span><text:span text:style-name="Strong_20_Emphasis"><text:span text:style-name="T192">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70">.</text:span></text:span></text:p>
          </table:table-cell>
        </table:table-row>
        <table:table-row table:style-name="TableLine9428237795073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7" draw:name="Vorm13_0" draw:style-name="gr1" draw:text-style-name="P97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9">Als</text:span></text:span><text:span text:style-name="Strong_20_Emphasis"><text:span text:style-name="T66"> </text:span></text:span><text:span text:style-name="Strong_20_Emphasis"><text:span text:style-name="T69">het </text:span></text:span><text:span text:style-name="Strong_20_Emphasis"><text:span text:style-name="T29">scherm </text:span></text:span><text:span text:style-name="Strong_20_Emphasis"><text:span text:style-name="T254">Automatische herkenning van netwerkhardware uitvoeren</text:span></text:span><text:span text:style-name="Strong_20_Emphasis"><text:span text:style-name="T29"> </text:span></text:span><text:span text:style-name="Strong_20_Emphasis"><text:span text:style-name="T133">versch</text:span></text:span><text:span text:style-name="Strong_20_Emphasis"><text:span text:style-name="T130">ij</text:span></text:span><text:span text:style-name="Strong_20_Emphasis"><text:span text:style-name="T133">nt, </text:span></text:span><text:span text:style-name="Strong_20_Emphasis"><text:span text:style-name="T134">s</text:span></text:span><text:span text:style-name="Strong_20_Emphasis"><text:span text:style-name="T133">electeer </text:span></text:span><text:span text:style-name="Strong_20_Emphasis"><text:span text:style-name="T190">Ja</text:span></text:span><text:span text:style-name="Strong_20_Emphasis"><text:span text:style-name="T133"> als de </text:span></text:span><text:span text:style-name="Strong_20_Emphasis"><text:span text:style-name="T134">firmware</text:span></text:span><text:span text:style-name="Strong_20_Emphasis"><text:span text:style-name="T133">bestanden</text:span></text:span><text:span text:style-name="Strong_20_Emphasis"><text:span text:style-name="T133"><text:note text:id="ftn6" text:note-class="footnote"><text:note-citation>4</text:note-citation><text:note-body><text:p text:style-name="P88"><text:span text:style-name="T371">R</text:span><text:span text:style-name="T444">aadpleeg </text:span><text:a xlink:type="simple" xlink:href="https://wiki.debian.org/Firmware" text:style-name="Internet_20_link" text:visited-style-name="Visited_20_Internet_20_Link"><text:span text:style-name="T428">wiki.debian.org/Firmware</text:span></text:a> <text:span text:style-name="T445">voor firmwarebestanden </text:span><text:span text:style-name="T451">voor, </text:span><text:span text:style-name="T445">tijdens, of na de installatie.</text:span></text:p></text:note-body></text:note></text:span></text:span><text:span text:style-name="Strong_20_Emphasis"><text:span text:style-name="T133"> op een extra USB-stick staan,</text:span></text:span><text:span text:style-name="Definition"><text:span text:style-name="T16"> </text:span></text:span><text:span text:style-name="Strong_20_Emphasis"><text:span text:style-name="T31">en </text:span></text:span><text:span text:style-name="Strong_20_Emphasis"><text:span text:style-name="T133">selecteer </text:span></text:span><text:span text:style-name="Strong_20_Emphasis"><text:span text:style-name="T190">Nee</text:span></text:span><text:span text:style-name="Strong_20_Emphasis"><text:span text:style-name="T133"> om dit later op te lossen</text:span></text:span><text:span text:style-name="Strong_20_Emphasis"><text:span text:style-name="T307"><text:note-ref text:note-class="footnote" text:reference-format="text" text:ref-name="ftn6">4</text:note-ref></text:span></text:span><text:span text:style-name="Definition"><text:span text:style-name="T16">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28237795099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8" draw:name="Vorm13" draw:style-name="gr1" draw:text-style-name="P9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26">Op</text:span></text:span><text:span text:style-name="Strong_20_Emphasis"><text:span text:style-name="T38"> </text:span></text:span><text:span text:style-name="Strong_20_Emphasis"><text:span text:style-name="T29">het scherm </text:span></text:span><text:span text:style-name="Strong_20_Emphasis"><text:span text:style-name="T296">H</text:span></text:span><text:span text:style-name="Strong_20_Emphasis"><text:span text:style-name="T249">et netwerk configureren</text:span></text:span><text:span text:style-name="Strong_20_Emphasis"><text:span text:style-name="T29"> </text:span></text:span><text:span text:style-name="Strong_20_Emphasis"><text:span text:style-name="T130">bij</text:span></text:span><text:span text:style-name="Strong_20_Emphasis"><text:span text:style-name="T29"> </text:span></text:span><text:span text:style-name="Strong_20_Emphasis"><text:span text:style-name="T181">Wat is de computernaam van dit systeem?</text:span></text:span><text:span text:style-name="Strong_20_Emphasis"><text:span text:style-name="T55"> </text:span></text:span><text:span text:style-name="Strong_20_Emphasis"><text:span text:style-name="T38">v</text:span></text:span><text:span text:style-name="Strong_20_Emphasis"><text:span text:style-name="T56">ul </text:span></text:span><text:span text:style-name="Strong_20_Emphasis"><text:span text:style-name="T57">in </text:span></text:span><text:span text:style-name="Strong_20_Emphasis"><text:span text:style-name="T182">Computernaam</text:span></text:span><text:span text:style-name="Strong_20_Emphasis"><text:span text:style-name="T56"> </text:span></text:span><text:span text:style-name="Definition"><text:span text:style-name="T11">computernaam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282377951248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9" draw:name="Vorm14" draw:style-name="gr1" draw:text-style-name="P9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2">O</text:span></text:span><text:span text:style-name="Strong_20_Emphasis"><text:span text:style-name="T27">p het</text:span></text:span><text:span text:style-name="Strong_20_Emphasis"><text:span text:style-name="T66"> </text:span></text:span><text:span text:style-name="Strong_20_Emphasis"><text:span text:style-name="T27">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de volledige naam van de nieuwe gebruiker </text:span></text:span><text:span text:style-name="Strong_20_Emphasis"><text:span text:style-name="T58">vul in </text:span></text:span><text:span text:style-name="Definition"><text:span text:style-name="T11">gebruiker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282377951504">
          <table:table-cell table:style-name="_32_._5f_Installatie_5f_uitvoeren.A1" office:value-type="string">
            <text:p text:style-name="P63"><text:span text:style-name="Strong_20_Emphasis"><text:span text:style-name="T99"><text:s/></text:span></text:span><text:span text:style-name="Strong_20_Emphasis"><text:span text:style-name="T138"><draw:control text:anchor-type="as-char" draw:z-index="41" draw:name="Vorm15" draw:style-name="gr1" draw:text-style-name="P97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</text:span></text:span><text:span text:style-name="Strong_20_Emphasis"><text:span text:style-name="T253">het wachtwoord voor de nieuwe gebruiker</text:span></text:span><text:span text:style-name="Strong_20_Emphasis"><text:span text:style-name="T251"> </text:span></text:span><text:span text:style-name="Strong_20_Emphasis"><text:span text:style-name="T58">vul </text:span></text:span><text:span text:style-name="Strong_20_Emphasis"><text:span text:style-name="T68">tweemaal het wachtwoord </text:span></text:span><text:span text:style-name="Strong_20_Emphasis"><text:span text:style-name="T58">in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28237795176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0" draw:name="Vorm16" draw:style-name="gr1" draw:text-style-name="P9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2">O</text:span></text:span><text:span text:style-name="Strong_20_Emphasis"><text:span text:style-name="T28">p het 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2">bij</text:span></text:span><text:span text:style-name="Strong_20_Emphasis"><text:span text:style-name="T267"> </text:span></text:span><text:span text:style-name="Strong_20_Emphasis"><text:span text:style-name="T252">Schijfindelingsmethode</text:span></text:span><text:span text:style-name="Strong_20_Emphasis"><text:span text:style-name="T247"> </text:span></text:span><text:span text:style-name="Strong_20_Emphasis"><text:span text:style-name="T60">wordt </text:span></text:span><text:span text:style-name="Strong_20_Emphasis"><text:span text:style-name="T193">aanbevolen</text:span></text:span><text:span text:style-name="Strong_20_Emphasis"><text:span text:style-name="T60"> </text:span></text:span><text:span text:style-name="Strong_20_Emphasis"><text:span text:style-name="T33">o</text:span></text:span><text:span text:style-name="Strong_20_Emphasis"><text:span text:style-name="T60">m </text:span></text:span><text:span text:style-name="Strong_20_Emphasis"><text:span text:style-name="T183">Begeleid - benut gehele schijf en gebruik LVM met encryptie</text:span></text:span><text:span text:style-name="Strong_20_Emphasis"><text:span text:style-name="T60"> te selecteren en klik op </text:span></text:span><text:span text:style-name="Strong_20_Emphasis"><text:span text:style-name="T183">Volgende</text:span></text:span><text:span text:style-name="Strong_20_Emphasis"><text:span text:style-name="T60">.</text:span></text:span></text:p>
          </table:table-cell>
        </table:table-row>
        <table:table-row table:style-name="TableLine94282377952016">
          <table:table-cell table:style-name="_32_._5f_Installatie_5f_uitvoeren.A1" office:value-type="string">
            <text:p text:style-name="P72"><text:span text:style-name="Strong_20_Emphasis"><text:span text:style-name="T99"><text:s/></text:span></text:span><text:span text:style-name="Strong_20_Emphasis"><text:span text:style-name="T138"><draw:control text:anchor-type="as-char" draw:z-index="48" draw:name="Vorm18_0" draw:style-name="gr1" draw:text-style-name="P97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268">en </text:span></text:span><text:span text:style-name="Strong_20_Emphasis"><text:span text:style-name="T289">Data … wordt gewist</text:span></text:span><text:span text:style-name="Strong_20_Emphasis"><text:span text:style-name="T268"> klik </text:span></text:span><text:span text:style-name="Strong_20_Emphasis"><text:span text:style-name="T269">evt. </text:span></text:span><text:span text:style-name="Strong_20_Emphasis"><text:span text:style-name="T268">op </text:span></text:span><text:span text:style-name="Strong_20_Emphasis"><text:span text:style-name="T191">Annuleren</text:span></text:span><text:span text:style-name="Strong_20_Emphasis"><text:span text:style-name="T21">.</text:span></text:span></text:p>
          </table:table-cell>
        </table:table-row>
        <table:table-row table:style-name="TableLine9428237795227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6" draw:name="Vorm17_0" draw:style-name="gr1" draw:text-style-name="P97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9">Geef </text:span></text:span><text:span text:style-name="Strong_20_Emphasis"><text:span text:style-name="T40">indien gevraagd </text:span></text:span><text:span text:style-name="Strong_20_Emphasis"><text:span text:style-name="T39">de </text:span></text:span><text:span text:style-name="Strong_20_Emphasis"><text:span text:style-name="T184">Wachtzin voor de versleuteling</text:span></text:span><text:span text:style-name="Strong_20_Emphasis"><text:span text:style-name="T61"> op en </text:span></text:span><text:span text:style-name="Strong_20_Emphasis"><text:span text:style-name="T127">klik op </text:span></text:span><text:span text:style-name="Strong_20_Emphasis"><text:span text:style-name="T189">Volgende</text:span></text:span><text:span text:style-name="Strong_20_Emphasis"><text:span text:style-name="T127">.</text:span></text:span></text:p>
          </table:table-cell>
        </table:table-row>
        <table:table-row table:style-name="TableLine94282377952528">
          <table:table-cell table:style-name="_32_._5f_Installatie_5f_uitvoeren.A1" office:value-type="string">
            <text:p text:style-name="P77"><text:span text:style-name="Strong_20_Emphasis"><text:span text:style-name="T99"><text:s/></text:span></text:span><text:span text:style-name="Strong_20_Emphasis"><text:span text:style-name="T138"><draw:control text:anchor-type="as-char" draw:z-index="51" draw:name="Vorm18_1" draw:style-name="gr1" draw:text-style-name="P97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3">met</text:span></text:span><text:span text:style-name="Strong_20_Emphasis"><text:span text:style-name="T28"> </text:span></text:span><text:span text:style-name="Strong_20_Emphasis"><text:span text:style-name="T24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1">partities</text:span></text:span><text:span text:style-name="Strong_20_Emphasis"><text:span text:style-name="T33"> </text:span></text:span><text:span text:style-name="Strong_20_Emphasis"><text:span text:style-name="T42">die </text:span></text:span><text:span text:style-name="Strong_20_Emphasis"><text:span text:style-name="T43">geformatteerd</text:span></text:span><text:span text:style-name="Strong_20_Emphasis"><text:span text:style-name="T42"> worden, </text:span></text:span><text:span text:style-name="Strong_20_Emphasis"><text:span text:style-name="T62">k</text:span></text:span><text:span text:style-name="Strong_20_Emphasis"><text:span text:style-name="T128">ies</text:span></text:span><text:span text:style-name="Strong_20_Emphasis"><text:span text:style-name="T62"> </text:span></text:span><text:span text:style-name="Strong_20_Emphasis"><text:span text:style-name="T185">Ja</text:span></text:span><text:span text:style-name="Strong_20_Emphasis"><text:span text:style-name="T62">,</text:span></text:span><text:span text:style-name="Strong_20_Emphasis"><text:span text:style-name="T42">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1">op </text:span></text:span><text:span text:style-name="Strong_20_Emphasis"><text:span text:style-name="T160">V</text:span></text:span><text:span text:style-name="Strong_20_Emphasis"><text:span text:style-name="T164">olgende</text:span></text:span><text:span text:style-name="Strong_20_Emphasis"><text:span text:style-name="T21">.</text:span></text:span></text:p>
          </table:table-cell>
        </table:table-row>
        <table:table-row table:style-name="TableLine94282377952784">
          <table:table-cell table:style-name="_32_._5f_Installatie_5f_uitvoeren.A1" office:value-type="string">
            <text:p text:style-name="P76"><text:span text:style-name="Strong_20_Emphasis"><text:span text:style-name="T99"><text:s/></text:span></text:span><text:span text:style-name="Strong_20_Emphasis"><text:span text:style-name="T138"><draw:control text:anchor-type="as-char" draw:z-index="50" draw:name="Vorm17_1" draw:style-name="gr1" draw:text-style-name="P97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47">Als</text:span> het scherm <text:span text:style-name="T420">Software-selectie</text:span> verschijnt, <text:span text:style-name="T423">dat is als de Netwerk installer CD wordt gebruikt</text:span>, klik <text:span text:style-name="T440">in keuzevak </text:span>voor <text:span text:style-name="T420">GNOME</text:span> en klik op <text:span text:style-name="T420">Volgende</text:span>.</text:p>
          </table:table-cell>
        </table:table-row>
        <table:table-row table:style-name="TableLine9428237795304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1" draw:name="Vorm19" draw:style-name="gr1" draw:text-style-name="P9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7">Op het scherm </text:span></text:span><text:span text:style-name="Strong_20_Emphasis"><text:span text:style-name="T186">De GRUB opstartlader op een harde schijf installeren</text:span></text:span><text:span text:style-name="Strong_20_Emphasis"><text:span text:style-name="T67"> </text:span></text:span><text:span text:style-name="Strong_20_Emphasis"><text:span text:style-name="T131">bij</text:span></text:span><text:span text:style-name="Strong_20_Emphasis"><text:span text:style-name="T67"> </text:span></text:span><text:span text:style-name="Strong_20_Emphasis"><text:span text:style-name="T186">Apparaat waarop de opstartlader geïnstalleerd wordt</text:span></text:span><text:span text:style-name="Strong_20_Emphasis"><text:span text:style-name="T67"> selecteer </text:span></text:span><text:span text:style-name="Strong_20_Emphasis"><text:span text:style-name="T186">/dev/...</text:span></text:span><text:span text:style-name="Strong_20_Emphasis"><text:span text:style-name="T67"> en klik op </text:span></text:span><text:span text:style-name="Strong_20_Emphasis"><text:span text:style-name="T186">Volgende</text:span></text:span><text:span text:style-name="Strong_20_Emphasis"><text:span text:style-name="T67">.</text:span></text:span></text:p>
          </table:table-cell>
        </table:table-row>
        <table:table-row table:style-name="TableLine9428237795329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8237795355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2" draw:name="Vorm20" draw:style-name="gr1" draw:text-style-name="P9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32">C</text:span></text:span><text:span text:style-name="Strong_20_Emphasis"><text:span text:style-name="T146">D</text:span></text:span><text:span text:style-name="Strong_20_Emphasis"><text:span text:style-name="T30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40">druk </text:span></text:span><text:span text:style-name="Strong_20_Emphasis"><text:span text:style-name="T148">op</text:span></text:span><text:span text:style-name="Strong_20_Emphasis"><text:span text:style-name="T140"> </text:span></text:span><text:span text:style-name="Strong_20_Emphasis"><text:span text:style-name="T123">de </text:span></text:span><text:span text:style-name="Strong_20_Emphasis"><text:span text:style-name="T235">Enter</text:span></text:span><text:span text:style-name="Strong_20_Emphasis"><text:span text:style-name="T123">-toets</text:span></text:span><text:span text:style-name="Strong_20_Emphasis"><text:span text:style-name="T149">.</text:span></text:span></text:p>
          </table:table-cell>
        </table:table-row>
      </table:table>
      <text:p text:style-name="P37"><text:span text:style-name="Strong_20_Emphasis"><text:span text:style-name="T140"/></text:span></text:p>
      <text:list xml:id="list180051397366729" text:continue-numbering="true" text:style-name="L1">
        <text:list-item>
          <text:p text:style-name="P93"><text:span text:style-name="Strong_20_Emphasis"><text:span text:style-name="T257">Installatie </text:span></text:span><text:span text:style-name="Strong_20_Emphasis"><text:span text:style-name="T258">afronde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8237790833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3" draw:name="Vorm21" draw:style-name="gr1" draw:text-style-name="P9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7">typ de </text:span></text:span><text:span text:style-name="Strong_20_Emphasis"><text:span text:style-name="T64">wachtzin</text:span></text:span><text:span text:style-name="Strong_20_Emphasis"><text:span text:style-name="T37"> </text:span></text:span><text:span text:style-name="Strong_20_Emphasis"><text:span text:style-name="T65">en </text:span></text:span><text:span text:style-name="Strong_20_Emphasis"><text:span text:style-name="T54">en druk op de </text:span></text:span><text:span text:style-name="Strong_20_Emphasis"><text:span text:style-name="T209">Enter</text:span></text:span><text:span text:style-name="Strong_20_Emphasis"><text:span text:style-name="T54">-toets.</text:span></text:span></text:p>
          </table:table-cell>
        </table:table-row>
        <table:table-row table:style-name="TableLine942823778852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8237789940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4" draw:name="Vorm22" draw:style-name="gr1" draw:text-style-name="P97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2823780728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2"/></text:span></text:p>
          </table:table-cell>
        </table:table-row>
        <table:table-row table:style-name="TableLine9428237814054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5" draw:name="Vorm23" draw:style-name="gr1" draw:text-style-name="P97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2">Voeg </text:span></text:span><text:span text:style-name="Strong_20_Emphasis"><text:span text:style-name="T52">eventuele </text:span></text:span><text:span text:style-name="Strong_20_Emphasis"><text:span text:style-name="T51">extra </text:span></text:span><text:span text:style-name="Strong_20_Emphasis"><text:span text:style-name="T139">gebruikers </text:span></text:span><text:span text:style-name="Strong_20_Emphasis"><text:span text:style-name="T141">toe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84"><text:span text:style-name="T361">De </text:span><text:span text:style-name="T373">Super</text:span><text:span text:style-name="T361">-toets is de Windows</text:span><text:span text:style-name="T362">-</text:span><text:span text:style-name="T363">toets</text:span><text:span text:style-name="T361">, </text:span><text:span text:style-name="T362">C</text:span><text:span text:style-name="T361">ommand-</text:span><text:span text:style-name="T363">toets</text:span><text:span text:style-name="T361">, of </text:span><text:span text:style-name="T362">V</text:span><text:span text:style-name="T361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90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91">Gebruikers</text:span></text:span><text:span text:style-name="Strong_20_Emphasis"><text:span text:style-name="T109">.</text:span></text:span></text:p>
          </table:table-cell>
        </table:table-row>
        <table:table-row table:style-name="TableLine9428237814446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6" draw:name="Vorm24" draw:style-name="gr1" draw:text-style-name="P9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2">Klik links</text:span></text:span><text:span text:style-name="Strong_20_Emphasis"><text:span text:style-name="T143"> </text:span></text:span><text:span text:style-name="Strong_20_Emphasis"><text:span text:style-name="T120">op </text:span></text:span><text:span text:style-name="Strong_20_Emphasis"><text:span text:style-name="T179">Ontgrendelen</text:span></text:span><text:span text:style-name="Strong_20_Emphasis"><text:span text:style-name="T120"> </text:span></text:span><text:span text:style-name="Strong_20_Emphasis"><text:span text:style-name="T119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19">.</text:span></text:span></text:p>
          </table:table-cell>
        </table:table-row>
        <table:table-row table:style-name="TableLine942823781327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28237813678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7" draw:name="Vorm25" draw:style-name="gr1" draw:text-style-name="P97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4">Controleer </text:span></text:span><text:span text:style-name="Strong_20_Emphasis"><text:span text:style-name="T45">of er updates zijn </text:span></text:span><text:span text:style-name="Strong_20_Emphasis"><text:span text:style-name="T46">via </text:span></text:span><text:span text:style-name="Strong_20_Emphasis"><text:span text:style-name="T73">een </text:span></text:span><text:span text:style-name="Strong_20_Emphasis"><text:span text:style-name="T103">druk</text:span></text:span><text:span text:style-name="Strong_20_Emphasis"><text:span text:style-name="T73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5">sof</text:span></text:span><text:span text:style-name="Strong_20_Emphasis"><text:span text:style-name="T177">t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81">Software</text:span></text:span><text:span text:style-name="Strong_20_Emphasis"><text:span text:style-name="T87">.</text:span></text:span></text:p>
          </table:table-cell>
        </table:table-row>
        <table:table-row table:style-name="TableLine9428237813737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8" draw:name="Vorm26" draw:style-name="gr1" draw:text-style-name="P9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49">Klik op </text:span><text:span text:style-name="T352">Updates</text:span><text:span text:style-name="T350"> en a</text:span><text:span text:style-name="T348">ls</text:span><text:span text:style-name="T344"> </text:span><text:span text:style-name="T345">er </text:span><text:span text:style-name="T344">updates beschikbaar zijn, k</text:span><text:span text:style-name="T346">lik op </text:span><text:span text:style-name="Strong_20_Emphasis"><text:span text:style-name="T358">Downloaden</text:span></text:span><text:span text:style-name="T346"> </text:span><text:span text:style-name="T351">en vervolgens op </text:span><text:span text:style-name="T353">Herstarten &amp; bijwerken</text:span><text:span text:style-name="T351">.</text:span></text:p>
          </table:table-cell>
        </table:table-row>
        <table:table-row table:style-name="TableLine9428237813422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9" draw:name="Vorm27" draw:style-name="gr1" draw:text-style-name="P97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47">A</text:span><text:span text:style-name="T422">anmelden als </text:span><text:span text:style-name="Definition"><text:span text:style-name="T8">gebruiker</text:span></text:span>.</text:p>
          </table:table-cell>
        </table:table-row>
        <table:table-row table:style-name="TableLine942823781348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282378135408">
          <table:table-cell table:style-name="_33_._5f_Installatie_5f_afron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3" draw:name="Vorm4_1" draw:style-name="gr1" draw:text-style-name="P97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112">. </text:span></text:span></text:p>
          </table:table-cell>
        </table:table-row>
        <table:table-row table:style-name="TableLine94282378073568">
          <table:table-cell table:style-name="_33_._5f_Installatie_5f_afronden.A1" office:value-type="string">
            <text:p text:style-name="P64"><text:span text:style-name="Strong_20_Emphasis"><text:span text:style-name="T99"><text:s/></text:span></text:span><text:span text:style-name="Strong_20_Emphasis"><text:span text:style-name="T138"><draw:control text:anchor-type="as-char" draw:z-index="45" draw:name="Vorm4_0" draw:style-name="gr1" draw:text-style-name="P97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52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4">e</text:span></text:span><text:span text:style-name="Strong_20_Emphasis"><text:span text:style-name="T112">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text:span text:style-name="User_20_Entry"><text:span text:style-name="T310"><text:line-break/>wget karelzimmer.nl/</text:span></text:span><text:span text:style-name="User_20_Entry"><text:span text:style-name="T316">s</text:span></text:span><text:span text:style-name="User_20_Entry"><text:span text:style-name="T310"><text:line-break/>bash </text:span></text:span><text:span text:style-name="User_20_Entry"><text:span text:style-name="T316">s</text:span></text:span></text:p>
            <text:p text:style-name="P80"><text:span text:style-name="User_20_Entry"><text:span text:style-name="T313">exit</text:span></text:span></text:p>
          </table:table-cell>
        </table:table-row>
        <table:table-row table:style-name="TableLine94282378074048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28237807464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0" draw:name="Vorm33" draw:style-name="gr1" draw:text-style-name="P9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28237811537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1" draw:name="Vorm34" draw:style-name="gr1" draw:text-style-name="P9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4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28237811596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2" draw:name="Vorm35" draw:style-name="gr1" draw:text-style-name="P9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1">Volg de aanwijzingen op het scherm.</text:span></text:span></text:p>
          </table:table-cell>
        </table:table-row>
      </table:table>
      <text:p text:style-name="P39"><text:span text:style-name="Strong_20_Emphasis"><text:span text:style-name="T20"><text:tab/></text:span></text:span></text:p>
      <text:p text:style-name="P40"><text:span text:style-name="Strong_20_Emphasis"><text:span text:style-name="T98"/></text:span></text:p>
      <text:p text:style-name="P41"><text:span text:style-name="Strong_20_Emphasis"><text:span text:style-name="T71"/></text:span></text:p>
      <text:list xml:id="list180050767104716" text:continue-numbering="true" text:style-name="L1">
        <text:list-item>
          <text:p text:style-name="P94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28237800099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3" draw:name="Vorm36" draw:style-name="gr1" draw:text-style-name="P97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1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8" text:note-class="footnote"><text:note-citation>1</text:note-citation><text:note-body><text:p text:style-name="P83"><text:span text:style-name="T419">Na aanmelden als </text:span><text:span text:style-name="T424">andere gebruiker</text:span><text:span text:style-name="T419">, </text:span><text:span text:style-name="T441">zoek en </text:span><text:span text:style-name="T419">start</text:span><text:span text:style-name="T427"> </text:span><text:span text:style-name="T426">In</text:span><text:span text:style-name="T421">stallatiemenu</text:span><text:span text:style-name="Strong_20_Emphasis"><text:span text:style-name="T294"> </text:span></text:span><text:span text:style-name="T419">en </text:span><text:span text:style-name="User_20_Entry"><text:span text:style-name="T242">kies </text:span></text:span><text:span text:style-name="User_20_Entry"><text:span text:style-name="T244">4 -</text:span></text:span><text:span text:style-name="User_20_Entry"><text:span text:style-name="T242"> </text:span></text:span><text:span text:style-name="User_20_Entry"><text:span text:style-name="T243">Gebruiker inrichten</text:span></text:span><text:span text:style-name="User_20_Entry"><text:span text:style-name="T242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8">Installatiemenu</text:span></text:span><text:span text:style-name="Strong_20_Emphasis"><text:span text:style-name="T294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4">4 -</text:span></text:span><text:span text:style-name="Strong_20_Emphasis"><text:span text:style-name="T246"> </text:span></text:span><text:span text:style-name="T287">Gebruiker inrichten</text:span><text:span text:style-name="Strong_20_Emphasis"><text:span text:style-name="T74">.</text:span></text:span></text:p>
          </table:table-cell>
        </table:table-row>
        <table:table-row table:style-name="TableLine9428237810625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4" draw:name="Vorm37" draw:style-name="gr1" draw:text-style-name="P97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18">Volg de aanwijzingen op het scherm.</text:span></text:span></text:p>
          </table:table-cell>
        </table:table-row>
        <table:table-row table:style-name="TableLine942823781043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28237800606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5" draw:name="Vorm38" draw:style-name="gr1" draw:text-style-name="P97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79">Herstart de computer.</text:span></text:span></text:p>
          </table:table-cell>
        </table:table-row>
        <table:table-row table:style-name="TableLine942823783364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28237832856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6" draw:name="Vorm39" draw:style-name="gr1" draw:text-style-name="P97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3">Aanmelden als </text:span></text:span><text:span text:style-name="Definition"><text:span text:style-name="T12">gebruiker</text:span></text:span><text:span text:style-name="Strong_20_Emphasis"><text:span text:style-name="T73">.</text:span></text:span></text:p>
          </table:table-cell>
        </table:table-row>
        <table:table-row table:style-name="TableLine942823783355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28237833305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7" draw:name="Vorm40" draw:style-name="gr1" draw:text-style-name="P97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6">l</text:span></text:span><text:span text:style-name="Strong_20_Emphasis"><text:span text:style-name="T23">eg de </text:span></text:span><text:span text:style-name="Strong_20_Emphasis"><text:span text:style-name="T64">wachtzin</text:span></text:span><text:span text:style-name="Strong_20_Emphasis"><text:span text:style-name="T23"> vast in </text:span></text:span><text:span text:style-name="Strong_20_Emphasis"><text:span text:style-name="T48">een</text:span></text:span><text:span text:style-name="Strong_20_Emphasis"><text:span text:style-name="T23"> </text:span></text:span><text:span text:style-name="Strong_20_Emphasis"><text:span text:style-name="T48">w</text:span></text:span><text:span text:style-name="Strong_20_Emphasis"><text:span text:style-name="T49">achtwoordkluis</text:span></text:span><text:span text:style-name="Strong_20_Emphasis"><text:span text:style-name="T23"> </text:span></text:span><text:span text:style-name="Strong_20_Emphasis"><text:span text:style-name="T48">zoals </text:span></text:span><text:span text:style-name="Strong_20_Emphasis"><text:span text:style-name="T180">Bitwarden</text:span></text:span><text:span text:style-name="Strong_20_Emphasis"><text:span text:style-name="T48">, </text:span></text:span><text:span text:style-name="Strong_20_Emphasis"><text:span text:style-name="T53">zie links in de </text:span></text:span><text:span text:style-name="Strong_20_Emphasis"><text:span text:style-name="T129">balk</text:span></text:span><text:span text:style-name="Strong_20_Emphasis"><text:span text:style-name="T53">.</text:span></text:span></text:p>
          </table:table-cell>
        </table:table-row>
        <table:table-row table:style-name="TableLine942823782949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28237827452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8" draw:name="Vorm41" draw:style-name="gr1" draw:text-style-name="P97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2">Maak een </text:span></text:span><text:span text:style-name="Strong_20_Emphasis"><text:span text:style-name="T264">back-up</text:span></text:span><text:span text:style-name="Strong_20_Emphasis"><text:span text:style-name="T262">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</text:span></text:span><text:span text:style-name="Strong_20_Emphasis"><text:span text:style-name="T277">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28237822694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9" draw:name="Vorm42" draw:style-name="gr1" draw:text-style-name="P97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300">K</text:span></text:span><text:span text:style-name="Strong_20_Emphasis"><text:span text:style-name="T262">ies</text:span></text:span><text:span text:style-name="Strong_20_Emphasis"><text:span text:style-name="T261"> </text:span></text:span><text:span text:style-name="Strong_20_Emphasis"><text:span text:style-name="T284">5 -</text:span></text:span><text:span text:style-name="T260"> </text:span><text:span text:style-name="T284">Opdrachtenmenu</text:span><text:span text:style-name="T262">, </text:span><text:span text:style-name="T304">kies</text:span><text:span text:style-name="T262"> </text:span><text:span text:style-name="T285">1 -</text:span><text:span text:style-name="T260"> </text:span><text:span text:style-name="T288">Back-up</text:span><text:span text:style-name="T285"> </text:span><text:span text:style-name="T288">maken</text:span><text:span text:style-name="T260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28237833497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0" draw:name="Vorm43" draw:style-name="gr1" draw:text-style-name="P97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  <table:table-row table:style-name="TableLine942823782159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28237832014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1" draw:name="Vorm44" draw:style-name="gr1" draw:text-style-name="P97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299">Plan automatische </text:span></text:span><text:span text:style-name="Strong_20_Emphasis"><text:span text:style-name="T301">reservekopieën</text:span></text:span><text:span text:style-name="Strong_20_Emphasis"><text:span text:style-name="T262"> </text:span></text:span><text:span text:style-name="Strong_20_Emphasis"><text:span text:style-name="T263">in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9">res</text:span></text:span><text:span text:style-name="Strong_20_Emphasis"><text:span text:style-name="T178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8">Reservekopieën</text:span></text:span><text:span text:style-name="Strong_20_Emphasis"><text:span text:style-name="T84">.</text:span></text:span></text:p>
          </table:table-cell>
        </table:table-row>
        <table:table-row table:style-name="TableLine94282378317584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2" draw:name="Vorm45" draw:style-name="gr1" draw:text-style-name="P97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</table:table>
      <text:p text:style-name="P17"><text:span text:style-name="Strong_20_Emphasis"><text:span text:style-name="T74"/></text:span></text:p>
      <text:p text:style-name="P46"/>
      <text:p text:style-name="P32"><text:span text:style-name="T323">De installatie van </text:span><text:span text:style-name="T323"><text:reference-ref text:reference-format="text" text:ref-name="Distributie">Debian</text:reference-ref></text:span><text:span text:style-name="T323"><text:s/></text:span><text:span text:style-name="T324"><text:reference-ref text:reference-format="text" text:ref-name="Versie">10 LTS</text:reference-ref></text:span><text:span text:style-name="T323"><text:s/></text:span><text:span text:style-name="T323"><text:reference-ref text:reference-format="text" text:ref-name="Editie">desktop</text:reference-ref></text:span><text:span text:style-name="T323"><text:s/>is voltooid.</text:span></text:p>
      <text:p text:style-name="P26"/>
      <text:p text:style-name="P25"><text:span text:style-name="T413">E</text:span><text:span text:style-name="T412">inde c</text:span><text:span text:style-name="T411">hecklist.</text:span></text:p>
      <text:p text:style-name="P27"/>
      <text:p text:style-name="P7"><text:span text:style-name="T121">Geschreven</text:span><text:span text:style-name="T47"> door Karel Zimmer &lt;</text:span><text:a xlink:type="simple" xlink:href="mailto:info@karelzimmer.nl" text:style-name="Internet_20_link" text:visited-style-name="Visited_20_Internet_20_Link">info@karelzimmer.nl</text:a><text:span text:style-name="T47">&gt;</text:span><text:span text:style-name="T50">.</text:span></text:p>
      <text:p text:style-name="P8"/>
      <text:p text:style-name="P10"><text:span text:style-name="T432">Auteursrecht </text:span><text:span text:style-name="Strong_20_Emphasis"><text:span text:style-name="T431">© </text:span></text:span><text:span text:style-name="Strong_20_Emphasis"><text:span text:style-name="T430">2</text:span></text:span><text:span text:style-name="T432">020-</text:span><text:span text:style-name="T434">2021</text:span><text:span text:style-name="T432"> Karel Zimmer.</text:span></text:p>
      <text:p text:style-name="P9"/>
      <text:p text:style-name="P11"><text:span text:style-name="T433">Creative Commons Naamsvermelding-GelijkDelen Internationaal</text:span><text:span text:style-name="T435">-</text:span><text:span text:style-name="T433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33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13T18:00:49.411956639">13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3T18:00:30.183299723</dc:date>
    <meta:keyword>Installatie</meta:keyword>
    <meta:keyword>Checklist</meta:keyword>
    <meta:keyword>Linux</meta:keyword>
    <meta:editing-cycles>6280</meta:editing-cycles>
    <meta:editing-duration>P11DT2H17M15S</meta:editing-duration>
    <meta:print-date>2021-03-23T20:07:57.967210640</meta:print-date>
    <dc:creator>Karel Zimmer</dc:creator>
    <meta:document-statistic meta:table-count="4" meta:image-count="0" meta:object-count="0" meta:page-count="4" meta:paragraph-count="130" meta:word-count="1000" meta:character-count="6743" meta:non-whitespace-character-count="5752"/>
    <meta:user-defined meta:name="Info 1"/>
    <meta:user-defined meta:name="Info 2"/>
    <meta:user-defined meta:name="Info 3"/>
    <meta:user-defined meta:name="Info 4"/>
  </office:meta>
</office:document-meta>
</file>